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E0000038C1D4439DE00FB161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char" svg:x="-8.229cm" svg:y="-2cm" svg:width="20.999cm" svg:height="29.651cm" draw:z-index="0"><draw:image xlink:href="Pictures/100002010000028E0000038C1D4439DE00FB16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4T11:57:02.697000000</meta:creation-date>
    <dc:date>2024-01-24T11:59:56.704000000</dc:date>
    <meta:editing-duration>PT45S</meta:editing-duration>
    <meta:editing-cycles>1</meta:editing-cycles>
    <meta:generator>LibreOffice/7.0.1.2$Windows_X86_64 LibreOffice_project/7cbcfc562f6eb6708b5ff7d7397325de9e76445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